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484848" style:font-name="Nunito Sans" fo:font-size="14pt" fo:letter-spacing="normal" fo:font-style="normal" fo:font-weight="normal" officeooo:rsid="0008732f" officeooo:paragraph-rsid="0008732f" fo:background-color="#ffffff"/>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5"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6" style:family="paragraph" style:parent-style-name="Text_20_body" style:list-style-name="L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7"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8" style:family="paragraph" style:parent-style-name="Text_20_body" style:list-style-name="L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9" style:family="paragraph" style:parent-style-name="Text_20_body" style:list-style-name="L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0"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 style:family="paragraph" style:parent-style-name="Text_20_body" style:list-style-name="L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 style:family="paragraph" style:parent-style-name="Text_20_body" style:list-style-name="L1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 style:family="paragraph" style:parent-style-name="Text_20_body" style:list-style-name="L1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6" style:family="paragraph" style:parent-style-name="Text_20_body" style:list-style-name="L1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7"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8" style:family="paragraph" style:parent-style-name="Text_20_body">
      <style:paragraph-properties fo:margin-top="0in" fo:margin-bottom="0.0972in" loext:contextual-spacing="false" fo:line-height="160%" fo:text-align="start" style:justify-single-word="false" fo:orphans="2" fo:widows="2"/>
    </style:style>
    <style:style style:name="P19"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20"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21" style:family="paragraph" style:parent-style-name="Text_20_body" style:list-style-name="L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22" style:family="paragraph" style:parent-style-name="Text_20_body" style:list-style-name="L4">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23" style:family="paragraph" style:parent-style-name="Text_20_body" style:list-style-name="L8">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24"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fo:background-color="#ffffff"/>
    </style:style>
    <style:style style:name="P25" style:family="paragraph" style:parent-style-name="Heading_20_1">
      <style:paragraph-properties fo:margin-left="0in" fo:margin-right="0in" fo:text-indent="0in" style:auto-text-indent="false"/>
      <style:text-properties fo:font-variant="normal" fo:text-transform="none" fo:color="#292929" style:font-name="Regular Patch" fo:font-size="14pt" fo:letter-spacing="normal" fo:font-style="normal" fo:font-weight="bold" fo:background-color="#ffffff"/>
    </style:style>
    <style:style style:name="P26"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style>
    <style:style style:name="P27" style:family="paragraph" style:parent-style-name="Preformatted_20_Text">
      <style:paragraph-properties fo:margin-top="0in" fo:margin-bottom="0in" loext:contextual-spacing="false" fo:text-align="start" style:justify-single-word="false" fo:orphans="2" fo:widows="2"/>
    </style:style>
    <style:style style:name="T1" style:family="text">
      <style:text-properties fo:font-variant="normal" fo:text-transform="none" fo:color="#484848" style:font-name="Nunito Sans" fo:font-size="14pt" fo:letter-spacing="normal" fo:font-style="normal" fo:font-weight="normal" fo:background-color="#ffffff" loext:char-shading-value="0"/>
    </style:style>
    <style:style style:name="T2" style:family="text">
      <style:text-properties fo:font-variant="normal" fo:text-transform="none" fo:color="#484848" style:font-name="Nunito Sans" fo:font-size="14pt" fo:letter-spacing="normal" fo:font-style="normal" fo:font-weight="bold" fo:background-color="#ffffff" loext:char-shading-value="0"/>
    </style:style>
    <style:style style:name="T3" style:family="text">
      <style:text-properties fo:font-variant="normal" fo:text-transform="none" fo:color="#15141f" style:font-name="Monaco" fo:font-size="14pt" fo:letter-spacing="normal" fo:font-style="normal" fo:font-weight="normal" fo:background-color="#dfe0e0" loext:char-shading-value="0" loext:padding="0in" loext:border="none"/>
    </style:style>
    <style:style style:name="T4" style:family="text">
      <style:text-properties fo:font-variant="normal" fo:text-transform="none" fo:color="#b3ccff" style:font-name="Monaco" fo:font-size="14pt" fo:letter-spacing="normal" fo:font-style="normal" fo:font-weight="normal" fo:background-color="#201e2f" loext:char-shading-value="0" loext:padding="0in" loext:border="none"/>
    </style:style>
    <style:style style:name="T5" style:family="text">
      <style:text-properties fo:font-variant="normal" fo:text-transform="none" fo:color="#ffffff" style:font-name="Monaco" fo:font-size="14pt" fo:letter-spacing="normal" fo:font-style="normal" fo:font-weight="normal" fo:background-color="#201e2f" loext:char-shading-value="0" loext:padding="0in" loext:border="none"/>
    </style:style>
    <style:style style:name="T6" style:family="text">
      <style:text-properties fo:font-variant="normal" fo:text-transform="none" fo:color="#ffffff" fo:letter-spacing="normal" fo:background-color="#201e2f" loext:char-shading-value="0" loext:padding="0in" loext:border="none"/>
    </style:style>
    <style:style style:name="T7" style:family="text">
      <style:text-properties fo:font-variant="normal" fo:text-transform="none" fo:color="#ff8973" style:font-name="Monaco" fo:font-size="14pt" fo:letter-spacing="normal" fo:font-style="normal" fo:font-weight="normal" fo:background-color="#201e2f" loext:char-shading-value="0" loext:padding="0in" loext:border="none"/>
    </style:style>
    <style:style style:name="T8" style:family="text">
      <style:text-properties fo:font-variant="normal" fo:text-transform="none" fo:color="#83fff5" style:font-name="Monaco" fo:font-size="14pt" fo:letter-spacing="normal" fo:font-style="normal" fo:font-weight="normal" fo:background-color="#201e2f" loext:char-shading-value="0" loext:padding="0in" loext:border="none"/>
    </style:style>
    <style:style style:name="T9" style:family="text">
      <style:text-properties fo:font-variant="normal" fo:text-transform="none" fo:color="#ffe083" style:font-name="Monaco" fo:font-size="14pt" fo:letter-spacing="normal" fo:font-style="normal" fo:font-weight="normal" fo:background-color="#201e2f" loext:char-shading-value="0" loext:padding="0in" loext:border="none"/>
    </style:style>
    <style:style style:name="T10" style:family="text">
      <style:text-properties fo:font-variant="normal" fo:text-transform="none" fo:color="#292929" style:font-name="Regular Patch" fo:font-size="14pt" fo:letter-spacing="normal" fo:font-style="normal" fo:font-weight="bold" fo:background-color="#ffffff"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MEDIATE JAVASCRIPT MODULES</text:p>
      <text:h text:style-name="P24" text:outline-level="1">module.exports</text:h>
      <text:p text:style-name="P3"><text:span text:style-name="T1">We can get started with modules by defining a module in one file and making the module available for use in another file. Below is an example of how to define a module and how to export it using the statement </text:span><text:span text:style-name="Source_20_Text"><text:span text:style-name="T3">module.exports</text:span></text:span><text:span text:style-name="T1">.</text:span></text:p>
      <text:p text:style-name="P18"><text:span text:style-name="T1">In </text:span><text:span text:style-name="Strong_20_Emphasis"><text:span text:style-name="T2">menu.js</text:span></text:span><text:span text:style-name="T1"> we write:</text:span></text:p>
      <text:p text:style-name="P26"><text:span text:style-name="Source_20_Text"><text:span text:style-name="T4">let</text:span></text:span><text:span text:style-name="Source_20_Text"><text:span text:style-name="T5"> </text:span></text:span><text:span text:style-name="Source_20_Text"><text:span text:style-name="T4">Menu</text:span></text:span><text:span text:style-name="Source_20_Text"><text:span text:style-name="T5"> = {};</text:span></text:span></text:p>
      <text:p text:style-name="P27"><text:span text:style-name="Source_20_Text"><text:span text:style-name="T7">Menu</text:span></text:span><text:span text:style-name="Source_20_Text"><text:span text:style-name="T5">.</text:span></text:span><text:span text:style-name="Source_20_Text"><text:span text:style-name="T8">specialty</text:span></text:span><text:span text:style-name="Source_20_Text"><text:span text:style-name="T5"> = </text:span></text:span><text:span text:style-name="Source_20_Text"><text:span text:style-name="T9">"Roasted Beet Burger with Mint Sauce"</text:span></text:span><text:span text:style-name="Source_20_Text"><text:span text:style-name="T5">;</text:span></text:span></text:p>
      <text:p text:style-name="P27"/>
      <text:p text:style-name="P27"><text:span text:style-name="Source_20_Text"><text:span text:style-name="T7">module</text:span></text:span><text:span text:style-name="Source_20_Text"><text:span text:style-name="T5">.</text:span></text:span><text:span text:style-name="Source_20_Text"><text:span text:style-name="T8">exports</text:span></text:span><text:span text:style-name="Source_20_Text"><text:span text:style-name="T5"> = </text:span></text:span><text:span text:style-name="Source_20_Text"><text:span text:style-name="T7">Menu</text:span></text:span><text:span text:style-name="Source_20_Text"><text:span text:style-name="T5">;</text:span></text:span></text:p>
      <text:p text:style-name="P19">Let's consider what this code means.</text:p>
      <text:list xml:id="list718639569" text:style-name="L1">
        <text:list-item>
          <text:p text:style-name="P5"><text:span text:style-name="Source_20_Text"><text:span text:style-name="T3">let Menu = {};</text:span></text:span><text:span text:style-name="T1"> creates the object that represents the module </text:span><text:span text:style-name="Source_20_Text"><text:span text:style-name="T3">Menu</text:span></text:span><text:span text:style-name="T1">. The statement contains an uppercase variable named </text:span><text:span text:style-name="Source_20_Text"><text:span text:style-name="T3">Menu</text:span></text:span><text:span text:style-name="T1"> which is set equal to an object.</text:span></text:p>
        </text:list-item>
        <text:list-item>
          <text:p text:style-name="P5"><text:span text:style-name="Source_20_Text"><text:span text:style-name="T3">Menu.specialty</text:span></text:span><text:span text:style-name="T1"> is defined as a property of the </text:span><text:span text:style-name="Source_20_Text"><text:span text:style-name="T3">Menu</text:span></text:span><text:span text:style-name="T1">module. We add data to the </text:span><text:span text:style-name="Source_20_Text"><text:span text:style-name="T3">Menu</text:span></text:span><text:span text:style-name="T1"> object by setting properties on that object and giving the properties a value.</text:span></text:p>
        </text:list-item>
        <text:list-item>
          <text:p text:style-name="P5"><text:span text:style-name="Source_20_Text"><text:span text:style-name="T3">"Roasted Beet Burger with Mint Sauce";</text:span></text:span><text:span text:style-name="T1"> is the value stored in the </text:span><text:span text:style-name="Source_20_Text"><text:span text:style-name="T3">Menu.specialty</text:span></text:span><text:span text:style-name="T1"> property.</text:span></text:p>
        </text:list-item>
        <text:list-item>
          <text:p text:style-name="P5"><text:span text:style-name="Source_20_Text"><text:span text:style-name="T3">module.exports = Menu;</text:span></text:span><text:span text:style-name="T1"> exports the </text:span><text:span text:style-name="Source_20_Text"><text:span text:style-name="T3">Menu</text:span></text:span><text:span text:style-name="T1"> object as a module. </text:span><text:span text:style-name="Source_20_Text"><text:span text:style-name="T3">module</text:span></text:span><text:span text:style-name="T1"> is a variable that represents the module, and </text:span><text:span text:style-name="Source_20_Text"><text:span text:style-name="T3">exports</text:span></text:span><text:span text:style-name="T1"> exposes the module as an object.</text:span></text:p>
        </text:list-item>
      </text:list>
      <text:p text:style-name="P19">The pattern we use to export modules is thus:</text:p>
      <text:list xml:id="list909398164" text:style-name="L2">
        <text:list-item>
          <text:p text:style-name="P21">Define an object to represent the module.</text:p>
        </text:list-item>
        <text:list-item>
          <text:p text:style-name="P21">Add data or behavior to the module.</text:p>
        </text:list-item>
        <text:list-item>
          <text:p text:style-name="P21"><text:soft-page-break/>Export the module.</text:p>
        </text:list-item>
      </text:list>
      <text:p text:style-name="P20">Let's create our first module.</text:p>
      <text:p text:style-name="P2"><text:line-break/><text:span text:style-name="T10">require()</text:span></text:p>
      <text:p text:style-name="P3"><text:span text:style-name="T1">To make use of the exported module and the behavior we define within it, we import the module. A common way to do this is with the </text:span><text:span text:style-name="Source_20_Text"><text:span text:style-name="T3">require()</text:span></text:span><text:span text:style-name="T1"> function.</text:span></text:p>
      <text:p text:style-name="P3"><text:span text:style-name="T1">For instance, say we want the module to control the menu's data and behavior, and we want a separate file to handle placing an order. We would create a separate file </text:span><text:span text:style-name="Strong_20_Emphasis"><text:span text:style-name="T2">order.js</text:span></text:span><text:span text:style-name="T1"> and import the </text:span><text:span text:style-name="Source_20_Text"><text:span text:style-name="T3">Menu</text:span></text:span><text:span text:style-name="T1"> module from </text:span><text:span text:style-name="Strong_20_Emphasis"><text:span text:style-name="T2">menu.js</text:span></text:span><text:span text:style-name="T1">to </text:span><text:span text:style-name="Strong_20_Emphasis"><text:span text:style-name="T2">order.js</text:span></text:span><text:span text:style-name="T1"> using </text:span><text:span text:style-name="Source_20_Text"><text:span text:style-name="T3">require()</text:span></text:span><text:span text:style-name="T1">:</text:span></text:p>
      <text:p text:style-name="P18"><text:span text:style-name="T1">In </text:span><text:span text:style-name="Strong_20_Emphasis"><text:span text:style-name="T2">order.js</text:span></text:span><text:span text:style-name="T1"> we would write:</text:span></text:p>
      <text:p text:style-name="P26"><text:span text:style-name="Source_20_Text"><text:span text:style-name="T4">const</text:span></text:span><text:span text:style-name="Source_20_Text"><text:span text:style-name="T5"> </text:span></text:span><text:span text:style-name="Source_20_Text"><text:span text:style-name="T4">Menu</text:span></text:span><text:span text:style-name="Source_20_Text"><text:span text:style-name="T5"> = </text:span></text:span><text:span text:style-name="Source_20_Text"><text:span text:style-name="T7">require</text:span></text:span><text:span text:style-name="Source_20_Text"><text:span text:style-name="T5">(</text:span></text:span><text:span text:style-name="Source_20_Text"><text:span text:style-name="T9">'./menu.js'</text:span></text:span><text:span text:style-name="Source_20_Text"><text:span text:style-name="T5">);</text:span></text:span></text:p>
      <text:p text:style-name="P27"/>
      <text:p text:style-name="P27"><text:span text:style-name="Source_20_Text"><text:span text:style-name="T4">function</text:span></text:span><text:span text:style-name="Source_20_Text"><text:span text:style-name="T5"> </text:span></text:span><text:span text:style-name="Source_20_Text"><text:span text:style-name="T4">placeOrder</text:span></text:span><text:span text:style-name="Source_20_Text"><text:span text:style-name="T5">() {</text:span></text:span></text:p>
      <text:p text:style-name="P27"><text:span text:style-name="Source_20_Text"><text:span text:style-name="T6"><text:s text:c="2"/></text:span></text:span><text:span text:style-name="Source_20_Text"><text:span text:style-name="T7">console</text:span></text:span><text:span text:style-name="Source_20_Text"><text:span text:style-name="T5">.</text:span></text:span><text:span text:style-name="Source_20_Text"><text:span text:style-name="T8">log</text:span></text:span><text:span text:style-name="Source_20_Text"><text:span text:style-name="T5">(</text:span></text:span><text:span text:style-name="Source_20_Text"><text:span text:style-name="T9">'My order is: '</text:span></text:span><text:span text:style-name="Source_20_Text"><text:span text:style-name="T5"> + </text:span></text:span><text:span text:style-name="Source_20_Text"><text:span text:style-name="T7">Menu</text:span></text:span><text:span text:style-name="Source_20_Text"><text:span text:style-name="T5">.</text:span></text:span><text:span text:style-name="Source_20_Text"><text:span text:style-name="T8">specialty</text:span></text:span><text:span text:style-name="Source_20_Text"><text:span text:style-name="T5">);</text:span></text:span></text:p>
      <text:p text:style-name="P27"><text:span text:style-name="Source_20_Text"><text:span text:style-name="T5">}</text:span></text:span></text:p>
      <text:p text:style-name="P27"/>
      <text:p text:style-name="P27"><text:span text:style-name="Source_20_Text"><text:span text:style-name="T7">placeOrder</text:span></text:span><text:span text:style-name="Source_20_Text"><text:span text:style-name="T5">();</text:span></text:span></text:p>
      <text:p text:style-name="P3"><text:span text:style-name="T1">We now have the entire behavior of </text:span><text:span text:style-name="Source_20_Text"><text:span text:style-name="T3">Menu</text:span></text:span><text:span text:style-name="T1"> available in </text:span><text:span text:style-name="Strong_20_Emphasis"><text:span text:style-name="T2">order.js</text:span></text:span><text:span text:style-name="T1">. Here, we notice:</text:span></text:p>
      <text:list xml:id="list988659182" text:style-name="L3">
        <text:list-item>
          <text:p text:style-name="P6"><text:span text:style-name="T1">In </text:span><text:span text:style-name="Strong_20_Emphasis"><text:span text:style-name="T2">order.js</text:span></text:span><text:span text:style-name="T1"> we import the module by creating a variable with </text:span><text:span text:style-name="Source_20_Text"><text:span text:style-name="T3">const</text:span></text:span><text:span text:style-name="T1"> called </text:span><text:span text:style-name="Source_20_Text"><text:span text:style-name="T3">Menu</text:span></text:span><text:span text:style-name="T1"> and setting it equal to the value of the </text:span><text:span text:style-name="Source_20_Text"><text:span text:style-name="T3">require()</text:span></text:span><text:span text:style-name="T1"> function. We can set this variable to any variable name we like, such as </text:span><text:span text:style-name="Source_20_Text"><text:span text:style-name="T3">menuItems</text:span></text:span><text:span text:style-name="T1">.</text:span></text:p>
        </text:list-item>
        <text:list-item>
          <text:p text:style-name="P6"><text:span text:style-name="Source_20_Text"><text:span text:style-name="T3">require()</text:span></text:span><text:span text:style-name="T1"> is a JavaScript function that enables a module to load by passing in the module's filepath as a parameter.</text:span></text:p>
        </text:list-item>
        <text:list-item>
          <text:p text:style-name="P6"><text:span text:style-name="Source_20_Text"><text:span text:style-name="T3">'./menu.js'</text:span></text:span><text:span text:style-name="T1"> is the argument we pass to the </text:span><text:span text:style-name="Source_20_Text"><text:span text:style-name="T3">require()</text:span></text:span><text:span text:style-name="T1"> function.</text:span></text:p>
        </text:list-item>
        <text:list-item>
          <text:p text:style-name="P6"><text:soft-page-break/><text:span text:style-name="T1">The </text:span><text:span text:style-name="Source_20_Text"><text:span text:style-name="T3">placeOrder()</text:span></text:span><text:span text:style-name="T1"> function then uses the </text:span><text:span text:style-name="Source_20_Text"><text:span text:style-name="T3">Menu</text:span></text:span><text:span text:style-name="T1">module in its function definition. By calling </text:span><text:span text:style-name="Source_20_Text"><text:span text:style-name="T3">Menu.specialty</text:span></text:span><text:span text:style-name="T1">, we access the property </text:span><text:span text:style-name="Source_20_Text"><text:span text:style-name="T3">specialty</text:span></text:span><text:span text:style-name="T1">defined in the </text:span><text:span text:style-name="Source_20_Text"><text:span text:style-name="T3">Menu</text:span></text:span><text:span text:style-name="T1"> module.</text:span></text:p>
        </text:list-item>
        <text:list-item>
          <text:p text:style-name="P6"><text:span text:style-name="T1">We can then invoke the function using </text:span><text:span text:style-name="Source_20_Text"><text:span text:style-name="T3">placeOrder()</text:span></text:span></text:p>
        </text:list-item>
      </text:list>
      <text:p text:style-name="P19">Taking a closer look, the pattern to import a module is:</text:p>
      <text:list xml:id="list1219444575" text:style-name="L4">
        <text:list-item>
          <text:p text:style-name="P22">Import the module</text:p>
        </text:list-item>
        <text:list-item>
          <text:p text:style-name="P22">Use the module and its properties within a program.</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5" text:outline-level="1"><text:soft-page-break/>module.exports II</text:h>
      <text:p text:style-name="P3"><text:span text:style-name="T1">We can also wrap any collection of data and functions in an object, and export the object using </text:span><text:span text:style-name="Source_20_Text"><text:span text:style-name="T3">module.exports</text:span></text:span><text:span text:style-name="T1">. In </text:span><text:span text:style-name="Strong_20_Emphasis"><text:span text:style-name="T2">menu.js</text:span></text:span><text:span text:style-name="T1">, we could write:</text:span></text:p>
      <text:p text:style-name="P26"><text:span text:style-name="Source_20_Text"><text:span text:style-name="T4">let</text:span></text:span><text:span text:style-name="Source_20_Text"><text:span text:style-name="T5"> </text:span></text:span><text:span text:style-name="Source_20_Text"><text:span text:style-name="T4">Menu</text:span></text:span><text:span text:style-name="Source_20_Text"><text:span text:style-name="T5"> = {};</text:span></text:span></text:p>
      <text:p text:style-name="P27"/>
      <text:p text:style-name="P27"><text:span text:style-name="Source_20_Text"><text:span text:style-name="T7">module</text:span></text:span><text:span text:style-name="Source_20_Text"><text:span text:style-name="T5">.</text:span></text:span><text:span text:style-name="Source_20_Text"><text:span text:style-name="T8">exports</text:span></text:span><text:span text:style-name="Source_20_Text"><text:span text:style-name="T5"> = {</text:span></text:span></text:p>
      <text:p text:style-name="P27"><text:span text:style-name="Source_20_Text"><text:span text:style-name="T6"><text:s text:c="2"/></text:span></text:span><text:span text:style-name="Source_20_Text"><text:span text:style-name="T8">specialty</text:span></text:span><text:span text:style-name="Source_20_Text"><text:span text:style-name="T5">: </text:span></text:span><text:span text:style-name="Source_20_Text"><text:span text:style-name="T9">"Roasted Beet Burger with Mint Sauce"</text:span></text:span><text:span text:style-name="Source_20_Text"><text:span text:style-name="T5">,</text:span></text:span></text:p>
      <text:p text:style-name="P27"><text:span text:style-name="Source_20_Text"><text:span text:style-name="T6"><text:s text:c="2"/></text:span></text:span><text:span text:style-name="Source_20_Text"><text:span text:style-name="T8">getSpecialty</text:span></text:span><text:span text:style-name="Source_20_Text"><text:span text:style-name="T5">: </text:span></text:span><text:span text:style-name="Source_20_Text"><text:span text:style-name="T4">function</text:span></text:span><text:span text:style-name="Source_20_Text"><text:span text:style-name="T5">() {</text:span></text:span></text:p>
      <text:p text:style-name="P27"><text:span text:style-name="Source_20_Text"><text:span text:style-name="T6"><text:s text:c="4"/></text:span></text:span><text:span text:style-name="Source_20_Text"><text:span text:style-name="T4">return</text:span></text:span><text:span text:style-name="Source_20_Text"><text:span text:style-name="T5"> </text:span></text:span><text:span text:style-name="Source_20_Text"><text:span text:style-name="T4">this</text:span></text:span><text:span text:style-name="Source_20_Text"><text:span text:style-name="T5">.</text:span></text:span><text:span text:style-name="Source_20_Text"><text:span text:style-name="T8">specialty</text:span></text:span><text:span text:style-name="Source_20_Text"><text:span text:style-name="T5">;</text:span></text:span></text:p>
      <text:p text:style-name="P27"><text:span text:style-name="Source_20_Text"><text:span text:style-name="T6"><text:s text:c="2"/></text:span></text:span><text:span text:style-name="Source_20_Text"><text:span text:style-name="T5">} </text:span></text:span></text:p>
      <text:p text:style-name="P27"><text:span text:style-name="Source_20_Text"><text:span text:style-name="T5">};</text:span></text:span></text:p>
      <text:p text:style-name="P19">In the above code, notice:</text:p>
      <text:list xml:id="list3409338579" text:style-name="L5">
        <text:list-item>
          <text:p text:style-name="P7"><text:span text:style-name="Source_20_Text"><text:span text:style-name="T3">module.exports</text:span></text:span><text:span text:style-name="T1"> exposes the current module as an object.</text:span></text:p>
        </text:list-item>
        <text:list-item>
          <text:p text:style-name="P7"><text:span text:style-name="Source_20_Text"><text:span text:style-name="T3">specialty</text:span></text:span><text:span text:style-name="T1"> and </text:span><text:span text:style-name="Source_20_Text"><text:span text:style-name="T3">getSpecialty</text:span></text:span><text:span text:style-name="T1"> are properties on the object.</text:span></text:p>
        </text:list-item>
      </text:list>
      <text:p text:style-name="P18"><text:span text:style-name="T1">Then in </text:span><text:span text:style-name="Strong_20_Emphasis"><text:span text:style-name="T2">order.js</text:span></text:span><text:span text:style-name="T1">, we write:</text:span></text:p>
      <text:p text:style-name="P26"><text:span text:style-name="Source_20_Text"><text:span text:style-name="T4">const</text:span></text:span><text:span text:style-name="Source_20_Text"><text:span text:style-name="T5"> </text:span></text:span><text:span text:style-name="Source_20_Text"><text:span text:style-name="T4">Menu</text:span></text:span><text:span text:style-name="Source_20_Text"><text:span text:style-name="T5"> = </text:span></text:span><text:span text:style-name="Source_20_Text"><text:span text:style-name="T7">require</text:span></text:span><text:span text:style-name="Source_20_Text"><text:span text:style-name="T5">(</text:span></text:span><text:span text:style-name="Source_20_Text"><text:span text:style-name="T9">'./menu.js'</text:span></text:span><text:span text:style-name="Source_20_Text"><text:span text:style-name="T5">);</text:span></text:span></text:p>
      <text:p text:style-name="P27"/>
      <text:p text:style-name="P27"><text:span text:style-name="Source_20_Text"><text:span text:style-name="T7">console</text:span></text:span><text:span text:style-name="Source_20_Text"><text:span text:style-name="T5">.</text:span></text:span><text:span text:style-name="Source_20_Text"><text:span text:style-name="T8">log</text:span></text:span><text:span text:style-name="Source_20_Text"><text:span text:style-name="T5">(</text:span></text:span><text:span text:style-name="Source_20_Text"><text:span text:style-name="T7">Menu</text:span></text:span><text:span text:style-name="Source_20_Text"><text:span text:style-name="T5">.</text:span></text:span><text:span text:style-name="Source_20_Text"><text:span text:style-name="T8">getSpecialty</text:span></text:span><text:span text:style-name="Source_20_Text"><text:span text:style-name="T5">());</text:span></text:span></text:p>
      <text:p text:style-name="P3"><text:span text:style-name="T1">Here we can still access the behavior in the </text:span><text:span text:style-name="Source_20_Text"><text:span text:style-name="T3">Menu</text:span></text:span><text:span text:style-name="T1">module.</text:span></text:p>
      <text:p text:style-name="P2"><text:line-break/></text:p>
      <text:h text:style-name="P25" text:outline-level="1">export default</text:h>
      <text:p text:style-name="P18"><text:span text:style-name="T1">As of ES6, JavaScript has implemented a new more readable and flexible syntax for exporting modules. These are usually broken down into one of two techniques, </text:span><text:span text:style-name="Emphasis"><text:span text:style-name="T1">default export</text:span></text:span><text:span text:style-name="T1"> and </text:span><text:span text:style-name="Emphasis"><text:span text:style-name="T1">named exports</text:span></text:span><text:span text:style-name="T1">.</text:span></text:p>
      <text:p text:style-name="P3"><text:span text:style-name="T1">We'll begin with the first syntax, default export. The default export syntax works similarly to the </text:span><text:span text:style-name="Source_20_Text"><text:span text:style-name="T3">module.exports</text:span></text:span><text:span text:style-name="T1"> syntax, allowing us to export one module per file.</text:span></text:p>
      <text:p text:style-name="P18"><text:span text:style-name="T1">Let's look at an example in </text:span><text:span text:style-name="Strong_20_Emphasis"><text:span text:style-name="T2">menu.js</text:span></text:span><text:span text:style-name="T1">.</text:span></text:p>
      <text:p text:style-name="P26"><text:soft-page-break/><text:span text:style-name="Source_20_Text"><text:span text:style-name="T4">let</text:span></text:span><text:span text:style-name="Source_20_Text"><text:span text:style-name="T5"> </text:span></text:span><text:span text:style-name="Source_20_Text"><text:span text:style-name="T4">Menu</text:span></text:span><text:span text:style-name="Source_20_Text"><text:span text:style-name="T5"> = {};</text:span></text:span></text:p>
      <text:p text:style-name="P27"/>
      <text:p text:style-name="P27"><text:span text:style-name="Source_20_Text"><text:span text:style-name="T4">export</text:span></text:span><text:span text:style-name="Source_20_Text"><text:span text:style-name="T5"> </text:span></text:span><text:span text:style-name="Source_20_Text"><text:span text:style-name="T4">default</text:span></text:span><text:span text:style-name="Source_20_Text"><text:span text:style-name="T5"> </text:span></text:span><text:span text:style-name="Source_20_Text"><text:span text:style-name="T7">Menu</text:span></text:span><text:span text:style-name="Source_20_Text"><text:span text:style-name="T5">;</text:span></text:span></text:p>
      <text:list xml:id="list2214850103" text:style-name="L6">
        <text:list-item>
          <text:p text:style-name="P8"><text:span text:style-name="Source_20_Text"><text:span text:style-name="T3">export default</text:span></text:span><text:span text:style-name="T1"> uses the JavaScript </text:span><text:span text:style-name="Source_20_Text"><text:span text:style-name="T3">export</text:span></text:span><text:span text:style-name="T1"> statement to export JavaScript objects, functions, and primitive data types.</text:span></text:p>
        </text:list-item>
        <text:list-item>
          <text:p text:style-name="P8"><text:span text:style-name="Source_20_Text"><text:span text:style-name="T3">Menu</text:span></text:span><text:span text:style-name="T1"> refers to the name of the </text:span><text:span text:style-name="Source_20_Text"><text:span text:style-name="T3">Menu</text:span></text:span><text:span text:style-name="T1"> object, the object that we are setting the properties on within our modules.</text:span></text:p>
        </text:list-item>
      </text:list>
      <text:p text:style-name="P3"><text:span text:style-name="T1">When using ES6 syntax, we use </text:span><text:span text:style-name="Source_20_Text"><text:span text:style-name="T3">export default</text:span></text:span><text:span text:style-name="T1"> in place of </text:span><text:span text:style-name="Source_20_Text"><text:span text:style-name="T3">module.exports</text:span></text:span><text:span text:style-name="T1">.</text:span></text:p>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import</text:h>
      <text:p text:style-name="P3"><text:span text:style-name="T1">ES6 module syntax also introduces the </text:span><text:span text:style-name="Source_20_Text"><text:span text:style-name="T3">import</text:span></text:span><text:span text:style-name="T1"> keyword for importing objects. In our </text:span><text:span text:style-name="Strong_20_Emphasis"><text:span text:style-name="T2">order.js</text:span></text:span><text:span text:style-name="T1"> example, we import an object like this:</text:span></text:p>
      <text:p text:style-name="P26"><text:span text:style-name="Source_20_Text"><text:span text:style-name="T4">import</text:span></text:span><text:span text:style-name="Source_20_Text"><text:span text:style-name="T5"> </text:span></text:span><text:span text:style-name="Source_20_Text"><text:span text:style-name="T4">Menu</text:span></text:span><text:span text:style-name="Source_20_Text"><text:span text:style-name="T5"> </text:span></text:span><text:span text:style-name="Source_20_Text"><text:span text:style-name="T4">from</text:span></text:span><text:span text:style-name="Source_20_Text"><text:span text:style-name="T5"> </text:span></text:span><text:span text:style-name="Source_20_Text"><text:span text:style-name="T9">'./menu'</text:span></text:span><text:span text:style-name="Source_20_Text"><text:span text:style-name="T5">;</text:span></text:span></text:p>
      <text:list xml:id="list1511384694" text:style-name="L7">
        <text:list-item>
          <text:p text:style-name="P9"><text:span text:style-name="T1">The </text:span><text:span text:style-name="Source_20_Text"><text:span text:style-name="T3">import</text:span></text:span><text:span text:style-name="T1"> keyword begins the statement.</text:span></text:p>
        </text:list-item>
        <text:list-item>
          <text:p text:style-name="P9"><text:span text:style-name="T1">The keyword </text:span><text:span text:style-name="Source_20_Text"><text:span text:style-name="T3">Menu</text:span></text:span><text:span text:style-name="T1"> here specifies the name of the variable to store the default export in.</text:span></text:p>
        </text:list-item>
        <text:list-item>
          <text:p text:style-name="P9"><text:span text:style-name="Source_20_Text"><text:span text:style-name="T3">from</text:span></text:span><text:span text:style-name="T1"> specifies where to load the module from.</text:span></text:p>
        </text:list-item>
        <text:list-item>
          <text:p text:style-name="P9"><text:span text:style-name="Source_20_Text"><text:span text:style-name="T3">'./menu'</text:span></text:span><text:span text:style-name="T1"> is the name of the module to load. When dealing with local files, it specifically refers to the name of the file without the extension of the file.</text:span></text:p>
        </text:list-item>
      </text:list>
      <text:p text:style-name="P3"><text:span text:style-name="T1">We can then continue using the </text:span><text:span text:style-name="Source_20_Text"><text:span text:style-name="T3">Menu</text:span></text:span><text:span text:style-name="T1"> module in the </text:span><text:span text:style-name="Strong_20_Emphasis"><text:span text:style-name="T2">order.js</text:span></text:span><text:span text:style-name="T1"> file.</text:spa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Named Exports</text:h>
      <text:p text:style-name="P18"><text:span text:style-name="T1">ES6 introduced a second common approach to export modules. In addition to default export, </text:span><text:span text:style-name="Emphasis"><text:span text:style-name="T1">named exports</text:span></text:span><text:span text:style-name="T1">allow us to export data through the use of variables.</text:span></text:p>
      <text:p text:style-name="P18"><text:span text:style-name="T1">Let's see how this works. In </text:span><text:span text:style-name="Strong_20_Emphasis"><text:span text:style-name="T2">menu.js</text:span></text:span><text:span text:style-name="T1"> we would be sure to give each piece of data a distinct variable name:</text:span></text:p>
      <text:p text:style-name="P26"><text:span text:style-name="Source_20_Text"><text:span text:style-name="T4">let</text:span></text:span><text:span text:style-name="Source_20_Text"><text:span text:style-name="T5"> </text:span></text:span><text:span text:style-name="Source_20_Text"><text:span text:style-name="T4">specialty</text:span></text:span><text:span text:style-name="Source_20_Text"><text:span text:style-name="T5"> = </text:span></text:span><text:span text:style-name="Source_20_Text"><text:span text:style-name="T9">''</text:span></text:span><text:span text:style-name="Source_20_Text"><text:span text:style-name="T5">;</text:span></text:span></text:p>
      <text:p text:style-name="P27"><text:span text:style-name="Source_20_Text"><text:span text:style-name="T4">function</text:span></text:span><text:span text:style-name="Source_20_Text"><text:span text:style-name="T5"> </text:span></text:span><text:span text:style-name="Source_20_Text"><text:span text:style-name="T4">isVegetarian</text:span></text:span><text:span text:style-name="Source_20_Text"><text:span text:style-name="T5">() {</text:span></text:span></text:p>
      <text:p text:style-name="P27"><text:span text:style-name="Source_20_Text"><text:span text:style-name="T5">}; </text:span></text:span></text:p>
      <text:p text:style-name="P27"><text:span text:style-name="Source_20_Text"><text:span text:style-name="T4">function</text:span></text:span><text:span text:style-name="Source_20_Text"><text:span text:style-name="T5"> </text:span></text:span><text:span text:style-name="Source_20_Text"><text:span text:style-name="T4">isLowSodium</text:span></text:span><text:span text:style-name="Source_20_Text"><text:span text:style-name="T5">() {</text:span></text:span></text:p>
      <text:p text:style-name="P27"><text:span text:style-name="Source_20_Text"><text:span text:style-name="T5">}; </text:span></text:span></text:p>
      <text:p text:style-name="P27"/>
      <text:p text:style-name="P27"><text:span text:style-name="Source_20_Text"><text:span text:style-name="T4">export</text:span></text:span><text:span text:style-name="Source_20_Text"><text:span text:style-name="T5"> { </text:span></text:span><text:span text:style-name="Source_20_Text"><text:span text:style-name="T7">specialty</text:span></text:span><text:span text:style-name="Source_20_Text"><text:span text:style-name="T5">, </text:span></text:span><text:span text:style-name="Source_20_Text"><text:span text:style-name="T7">isVegetarian</text:span></text:span><text:span text:style-name="Source_20_Text"><text:span text:style-name="T5"> };</text:span></text:span></text:p>
      <text:list xml:id="list3122381999" text:style-name="L8">
        <text:list-item>
          <text:p text:style-name="P23">Notice that, when we use named exports, we are not setting the properties on an object. Each export is stored in its own variable.</text:p>
        </text:list-item>
        <text:list-item>
          <text:p text:style-name="P10"><text:span text:style-name="Source_20_Text"><text:span text:style-name="T3">specialty</text:span></text:span><text:span text:style-name="T1"> is a string object, while </text:span><text:span text:style-name="Source_20_Text"><text:span text:style-name="T3">isVegetarian</text:span></text:span><text:span text:style-name="T1"> and </text:span><text:span text:style-name="Source_20_Text"><text:span text:style-name="T3">isLowSodium</text:span></text:span><text:span text:style-name="T1"> are objects in the form of functions. Recall that in JavaScript, every function is in fact a function object.</text:span></text:p>
        </text:list-item>
        <text:list-item>
          <text:p text:style-name="P10"><text:span text:style-name="Source_20_Text"><text:span text:style-name="T3">export { specialty, isVegetarian };</text:span></text:span><text:span text:style-name="T1"> exports objects by their variable names. Notice the keyword </text:span><text:span text:style-name="Source_20_Text"><text:span text:style-name="T3">export</text:span></text:span><text:span text:style-name="T1">is the prefix.</text:span></text:p>
        </text:list-item>
        <text:list-item>
          <text:p text:style-name="P10"><text:span text:style-name="Source_20_Text"><text:span text:style-name="T3">specialty</text:span></text:span><text:span text:style-name="T1"> and </text:span><text:span text:style-name="Source_20_Text"><text:span text:style-name="T3">isVegetarian</text:span></text:span><text:span text:style-name="T1"> are exported, while </text:span><text:span text:style-name="Source_20_Text"><text:span text:style-name="T3">isLowSodium</text:span></text:span><text:span text:style-name="T1"> is not exported, since it is not specified.</text:span></text:p>
        </text:list-item>
      </text:list>
      <text:p text:style-name="P4"/>
      <text:p text:style-name="P2"/>
      <text:p text:style-name="P2"/>
      <text:p text:style-name="P2"/>
      <text:p text:style-name="P2"/>
      <text:p text:style-name="P2"/>
      <text:h text:style-name="P25" text:outline-level="1"><text:soft-page-break/>Named Imports</text:h>
      <text:p text:style-name="P3"><text:span text:style-name="T1">To import objects stored in a variable, we use the </text:span><text:span text:style-name="Source_20_Text"><text:span text:style-name="T3">import</text:span></text:span><text:span text:style-name="T1"> keyword and include the variables in a set of </text:span><text:span text:style-name="Source_20_Text"><text:span text:style-name="T3">{}</text:span></text:span><text:span text:style-name="T1">.</text:span></text:p>
      <text:p text:style-name="P18"><text:span text:style-name="T1">In the </text:span><text:span text:style-name="Strong_20_Emphasis"><text:span text:style-name="T2">order.js</text:span></text:span><text:span text:style-name="T1"> file, for example, we would write:</text:span></text:p>
      <text:p text:style-name="P26"><text:span text:style-name="Source_20_Text"><text:span text:style-name="T4">import</text:span></text:span><text:span text:style-name="Source_20_Text"><text:span text:style-name="T5"> { </text:span></text:span><text:span text:style-name="Source_20_Text"><text:span text:style-name="T4">specialty</text:span></text:span><text:span text:style-name="Source_20_Text"><text:span text:style-name="T5">, </text:span></text:span><text:span text:style-name="Source_20_Text"><text:span text:style-name="T4">isVegetarian</text:span></text:span><text:span text:style-name="Source_20_Text"><text:span text:style-name="T5"> } </text:span></text:span><text:span text:style-name="Source_20_Text"><text:span text:style-name="T4">from</text:span></text:span><text:span text:style-name="Source_20_Text"><text:span text:style-name="T5"> </text:span></text:span><text:span text:style-name="Source_20_Text"><text:span text:style-name="T9">'./menu'</text:span></text:span><text:span text:style-name="Source_20_Text"><text:span text:style-name="T5">;</text:span></text:span></text:p>
      <text:p text:style-name="P27"/>
      <text:p text:style-name="P27"><text:span text:style-name="Source_20_Text"><text:span text:style-name="T7">console</text:span></text:span><text:span text:style-name="Source_20_Text"><text:span text:style-name="T5">.</text:span></text:span><text:span text:style-name="Source_20_Text"><text:span text:style-name="T8">log</text:span></text:span><text:span text:style-name="Source_20_Text"><text:span text:style-name="T5">(</text:span></text:span><text:span text:style-name="Source_20_Text"><text:span text:style-name="T7">specialty</text:span></text:span><text:span text:style-name="Source_20_Text"><text:span text:style-name="T5">);</text:span></text:span></text:p>
      <text:list xml:id="list3069041832" text:style-name="L9">
        <text:list-item>
          <text:p text:style-name="P11"><text:span text:style-name="T1">Here </text:span><text:span text:style-name="Source_20_Text"><text:span text:style-name="T3">specialty</text:span></text:span><text:span text:style-name="T1"> and </text:span><text:span text:style-name="Source_20_Text"><text:span text:style-name="T3">isVegetarian</text:span></text:span><text:span text:style-name="T1"> are imported.</text:span></text:p>
        </text:list-item>
        <text:list-item>
          <text:p text:style-name="P11"><text:span text:style-name="T1">If we did not want to import either of these variables, we could omit them from the </text:span><text:span text:style-name="Source_20_Text"><text:span text:style-name="T3">import</text:span></text:span><text:span text:style-name="T1">statement.</text:span></text:p>
        </text:list-item>
        <text:list-item>
          <text:p text:style-name="P11"><text:span text:style-name="T1">We can then use these objects as in within our code. For example, we would use </text:span><text:span text:style-name="Source_20_Text"><text:span text:style-name="T3">specialty</text:span></text:span><text:span text:style-name="T1"> instead of </text:span><text:span text:style-name="Source_20_Text"><text:span text:style-name="T3">Menu.specialty</text:span></text:span><text:span text:style-name="T1">.</text:span></text:p>
        </text:list-item>
      </text:list>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Export Named Exports</text:h>
      <text:p text:style-name="P3"><text:span text:style-name="T1">Named exports are also distinct in that they can be exported as soon as they are declared, by placing the keyword </text:span><text:span text:style-name="Source_20_Text"><text:span text:style-name="T3">export</text:span></text:span><text:span text:style-name="T1"> in front of variable declarations.</text:span></text:p>
      <text:p text:style-name="P18"><text:span text:style-name="T1">In </text:span><text:span text:style-name="Strong_20_Emphasis"><text:span text:style-name="T2">menu.js</text:span></text:span></text:p>
      <text:p text:style-name="P26"><text:span text:style-name="Source_20_Text"><text:span text:style-name="T4">export</text:span></text:span><text:span text:style-name="Source_20_Text"><text:span text:style-name="T5"> </text:span></text:span><text:span text:style-name="Source_20_Text"><text:span text:style-name="T4">let</text:span></text:span><text:span text:style-name="Source_20_Text"><text:span text:style-name="T5"> </text:span></text:span><text:span text:style-name="Source_20_Text"><text:span text:style-name="T4">specialty</text:span></text:span><text:span text:style-name="Source_20_Text"><text:span text:style-name="T5"> = </text:span></text:span><text:span text:style-name="Source_20_Text"><text:span text:style-name="T9">''</text:span></text:span><text:span text:style-name="Source_20_Text"><text:span text:style-name="T5">;</text:span></text:span></text:p>
      <text:p text:style-name="P27"><text:span text:style-name="Source_20_Text"><text:span text:style-name="T4">export</text:span></text:span><text:span text:style-name="Source_20_Text"><text:span text:style-name="T5"> </text:span></text:span><text:span text:style-name="Source_20_Text"><text:span text:style-name="T4">function</text:span></text:span><text:span text:style-name="Source_20_Text"><text:span text:style-name="T5"> </text:span></text:span><text:span text:style-name="Source_20_Text"><text:span text:style-name="T4">isVegetarian</text:span></text:span><text:span text:style-name="Source_20_Text"><text:span text:style-name="T5">() {</text:span></text:span></text:p>
      <text:p text:style-name="P27"><text:span text:style-name="Source_20_Text"><text:span text:style-name="T5">}; </text:span></text:span></text:p>
      <text:p text:style-name="P27"><text:span text:style-name="Source_20_Text"><text:span text:style-name="T4">function</text:span></text:span><text:span text:style-name="Source_20_Text"><text:span text:style-name="T5"> </text:span></text:span><text:span text:style-name="Source_20_Text"><text:span text:style-name="T4">isLowSodium</text:span></text:span><text:span text:style-name="Source_20_Text"><text:span text:style-name="T5">() {</text:span></text:span></text:p>
      <text:p text:style-name="P27"><text:span text:style-name="Source_20_Text"><text:span text:style-name="T5">};</text:span></text:span></text:p>
      <text:list xml:id="list822399872" text:style-name="L10">
        <text:list-item>
          <text:p text:style-name="P12"><text:span text:style-name="T1">The </text:span><text:span text:style-name="Source_20_Text"><text:span text:style-name="T3">export</text:span></text:span><text:span text:style-name="T1"> keyword allows us to export objects upon declaration, as shown in </text:span><text:span text:style-name="Source_20_Text"><text:span text:style-name="T3">export let specialty</text:span></text:span><text:span text:style-name="T1">and </text:span><text:span text:style-name="Source_20_Text"><text:span text:style-name="T3">export function isVegetarian() {}</text:span></text:span><text:span text:style-name="T1">.</text:span></text:p>
        </text:list-item>
        <text:list-item>
          <text:p text:style-name="P12"><text:span text:style-name="T1">We no longer need an </text:span><text:span text:style-name="Source_20_Text"><text:span text:style-name="T3">export</text:span></text:span><text:span text:style-name="T1"> statement at the bottom of our file, since this behavior is handled above.</text:span></text:p>
        </text:list-item>
      </text:list>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Import Named Imports</text:h>
      <text:p text:style-name="P19">To import variables that are declared, we simply use the original syntax that describes the variable name. In other words, exporting upon declaration does not have an impact on how we import the variables.</text:p>
      <text:p text:style-name="P26"><text:span text:style-name="Source_20_Text"><text:span text:style-name="T4">import</text:span></text:span><text:span text:style-name="Source_20_Text"><text:span text:style-name="T5"> { </text:span></text:span><text:span text:style-name="Source_20_Text"><text:span text:style-name="T4">specialty</text:span></text:span><text:span text:style-name="Source_20_Text"><text:span text:style-name="T5">, </text:span></text:span><text:span text:style-name="Source_20_Text"><text:span text:style-name="T4">isVegetarian</text:span></text:span><text:span text:style-name="Source_20_Text"><text:span text:style-name="T5"> } </text:span></text:span><text:span text:style-name="Source_20_Text"><text:span text:style-name="T4">from</text:span></text:span><text:span text:style-name="Source_20_Text"><text:span text:style-name="T5"> </text:span></text:span><text:span text:style-name="Source_20_Text"><text:span text:style-name="T9">'menu'</text:span></text:span><text:span text:style-name="Source_20_Text"><text:span text:style-name="T5">;</text:span></text:span></text:p>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Export as</text:h>
      <text:p text:style-name="P3"><text:span text:style-name="T1">Named exports also conveniently offer a way to change the name of variables when we export or import them. We can do this with the </text:span><text:span text:style-name="Source_20_Text"><text:span text:style-name="T3">as</text:span></text:span><text:span text:style-name="T1"> keyword.</text:span></text:p>
      <text:p text:style-name="P18"><text:span text:style-name="T1">Let's see how this works. In our </text:span><text:span text:style-name="Strong_20_Emphasis"><text:span text:style-name="T2">menu.js</text:span></text:span><text:span text:style-name="T1"> example</text:span></text:p>
      <text:p text:style-name="P26"><text:span text:style-name="Source_20_Text"><text:span text:style-name="T4">let</text:span></text:span><text:span text:style-name="Source_20_Text"><text:span text:style-name="T5"> </text:span></text:span><text:span text:style-name="Source_20_Text"><text:span text:style-name="T4">specialty</text:span></text:span><text:span text:style-name="Source_20_Text"><text:span text:style-name="T5"> = </text:span></text:span><text:span text:style-name="Source_20_Text"><text:span text:style-name="T9">''</text:span></text:span><text:span text:style-name="Source_20_Text"><text:span text:style-name="T5">;</text:span></text:span></text:p>
      <text:p text:style-name="P27"><text:span text:style-name="Source_20_Text"><text:span text:style-name="T4">let</text:span></text:span><text:span text:style-name="Source_20_Text"><text:span text:style-name="T5"> </text:span></text:span><text:span text:style-name="Source_20_Text"><text:span text:style-name="T4">isVegetarian</text:span></text:span><text:span text:style-name="Source_20_Text"><text:span text:style-name="T5"> = </text:span></text:span><text:span text:style-name="Source_20_Text"><text:span text:style-name="T4">function</text:span></text:span><text:span text:style-name="Source_20_Text"><text:span text:style-name="T5">() {</text:span></text:span></text:p>
      <text:p text:style-name="P27"><text:span text:style-name="Source_20_Text"><text:span text:style-name="T5">}; </text:span></text:span></text:p>
      <text:p text:style-name="P27"><text:span text:style-name="Source_20_Text"><text:span text:style-name="T4">let</text:span></text:span><text:span text:style-name="Source_20_Text"><text:span text:style-name="T5"> </text:span></text:span><text:span text:style-name="Source_20_Text"><text:span text:style-name="T4">isLowSodium</text:span></text:span><text:span text:style-name="Source_20_Text"><text:span text:style-name="T5"> = </text:span></text:span><text:span text:style-name="Source_20_Text"><text:span text:style-name="T4">function</text:span></text:span><text:span text:style-name="Source_20_Text"><text:span text:style-name="T5">() {</text:span></text:span></text:p>
      <text:p text:style-name="P27"><text:span text:style-name="Source_20_Text"><text:span text:style-name="T5">}; </text:span></text:span></text:p>
      <text:p text:style-name="P27"/>
      <text:p text:style-name="P27"><text:span text:style-name="Source_20_Text"><text:span text:style-name="T4">export</text:span></text:span><text:span text:style-name="Source_20_Text"><text:span text:style-name="T5"> { </text:span></text:span><text:span text:style-name="Source_20_Text"><text:span text:style-name="T7">specialty</text:span></text:span><text:span text:style-name="Source_20_Text"><text:span text:style-name="T5"> </text:span></text:span><text:span text:style-name="Source_20_Text"><text:span text:style-name="T4">as</text:span></text:span><text:span text:style-name="Source_20_Text"><text:span text:style-name="T5"> </text:span></text:span><text:span text:style-name="Source_20_Text"><text:span text:style-name="T7">chefsSpecial</text:span></text:span><text:span text:style-name="Source_20_Text"><text:span text:style-name="T5">, </text:span></text:span><text:span text:style-name="Source_20_Text"><text:span text:style-name="T7">isVegetarian</text:span></text:span><text:span text:style-name="Source_20_Text"><text:span text:style-name="T5"> </text:span></text:span><text:span text:style-name="Source_20_Text"><text:span text:style-name="T4">as</text:span></text:span><text:span text:style-name="Source_20_Text"><text:span text:style-name="T5"> </text:span></text:span><text:span text:style-name="Source_20_Text"><text:span text:style-name="T7">isVeg</text:span></text:span><text:span text:style-name="Source_20_Text"><text:span text:style-name="T5">, </text:span></text:span><text:span text:style-name="Source_20_Text"><text:span text:style-name="T7">isLowSodium</text:span></text:span><text:span text:style-name="Source_20_Text"><text:span text:style-name="T5"> };</text:span></text:span></text:p>
      <text:p text:style-name="P3"><text:span text:style-name="T1">In the above example, take a look at the </text:span><text:span text:style-name="Source_20_Text"><text:span text:style-name="T3">export</text:span></text:span><text:span text:style-name="T1">statement at the bottom of the of the file.</text:span></text:p>
      <text:list xml:id="list2821773719" text:style-name="L11">
        <text:list-item>
          <text:p text:style-name="P13"><text:span text:style-name="T1">The </text:span><text:span text:style-name="Source_20_Text"><text:span text:style-name="T3">as</text:span></text:span><text:span text:style-name="T1"> keyword allows us to give a variable name an alias as demonstrated in </text:span><text:span text:style-name="Source_20_Text"><text:span text:style-name="T3">specialty as chefsSpecial</text:span></text:span><text:span text:style-name="T1"> and </text:span><text:span text:style-name="Source_20_Text"><text:span text:style-name="T3">isVegetarian as isVeg</text:span></text:span><text:span text:style-name="T1">.</text:span></text:p>
        </text:list-item>
        <text:list-item>
          <text:p text:style-name="P13"><text:span text:style-name="T1">Since we did not give </text:span><text:span text:style-name="Source_20_Text"><text:span text:style-name="T3">isLowSodium</text:span></text:span><text:span text:style-name="T1"> an alias, it will maintain its original name.</text:span></text:p>
        </text:list-item>
      </text:list>
      <text:p text:style-name="P4"/>
      <text:p text:style-name="P2"/>
      <text:p text:style-name="P2"/>
      <text:p text:style-name="P2"/>
      <text:p text:style-name="P2"/>
      <text:p text:style-name="P2"/>
      <text:p text:style-name="P2"/>
      <text:p text:style-name="P2"/>
      <text:p text:style-name="P2"/>
      <text:p text:style-name="P2"/>
      <text:p text:style-name="P2"/>
      <text:h text:style-name="P25" text:outline-level="1"><text:soft-page-break/>Import as</text:h>
      <text:p text:style-name="P3"><text:span text:style-name="T1">To import named export aliases with the </text:span><text:span text:style-name="Source_20_Text"><text:span text:style-name="T3">as</text:span></text:span><text:span text:style-name="T1"> keyword, we add the aliased variable in our import statement.</text:span></text:p>
      <text:p text:style-name="P26"><text:span text:style-name="Source_20_Text"><text:span text:style-name="T4">import</text:span></text:span><text:span text:style-name="Source_20_Text"><text:span text:style-name="T5"> { </text:span></text:span><text:span text:style-name="Source_20_Text"><text:span text:style-name="T4">chefsSpecial</text:span></text:span><text:span text:style-name="Source_20_Text"><text:span text:style-name="T5">, </text:span></text:span><text:span text:style-name="Source_20_Text"><text:span text:style-name="T4">isVeg</text:span></text:span><text:span text:style-name="Source_20_Text"><text:span text:style-name="T5"> } </text:span></text:span><text:span text:style-name="Source_20_Text"><text:span text:style-name="T4">from</text:span></text:span><text:span text:style-name="Source_20_Text"><text:span text:style-name="T5"> </text:span></text:span><text:span text:style-name="Source_20_Text"><text:span text:style-name="T9">'./menu'</text:span></text:span><text:span text:style-name="Source_20_Text"><text:span text:style-name="T5">;</text:span></text:span></text:p>
      <text:p text:style-name="P18"><text:span text:style-name="T1">In </text:span><text:span text:style-name="Strong_20_Emphasis"><text:span text:style-name="T2">orders.js</text:span></text:span></text:p>
      <text:list xml:id="list902926803" text:style-name="L12">
        <text:list-item>
          <text:p text:style-name="P14"><text:span text:style-name="T1">We import </text:span><text:span text:style-name="Source_20_Text"><text:span text:style-name="T3">chefsSpecial</text:span></text:span><text:span text:style-name="T1"> and </text:span><text:span text:style-name="Source_20_Text"><text:span text:style-name="T3">isVeg</text:span></text:span><text:span text:style-name="T1"> from the </text:span><text:span text:style-name="Source_20_Text"><text:span text:style-name="T3">Menu</text:span></text:span><text:span text:style-name="T1">object.</text:span></text:p>
        </text:list-item>
        <text:list-item>
          <text:p text:style-name="P14"><text:span text:style-name="T1">Here, note that we have an option to alias an object that was not previously aliased when exported. For example, the </text:span><text:span text:style-name="Source_20_Text"><text:span text:style-name="T3">isLowSodium</text:span></text:span><text:span text:style-name="T1"> object that we exported could be aliased with the </text:span><text:span text:style-name="Source_20_Text"><text:span text:style-name="T3">as</text:span></text:span><text:span text:style-name="T1"> keyword when imported: </text:span><text:span text:style-name="Source_20_Text"><text:span text:style-name="T3">import {isLowSodium as saltFree} from 'Menu';</text:span></text:span></text:p>
        </text:list-item>
      </text:list>
      <text:p text:style-name="P19">Another way of using aliases is to import the entire module as an alias:</text:p>
      <text:p text:style-name="P26"><text:span text:style-name="Source_20_Text"><text:span text:style-name="T4">import</text:span></text:span><text:span text:style-name="Source_20_Text"><text:span text:style-name="T5"> </text:span></text:span><text:span text:style-name="Source_20_Text"><text:span text:style-name="T4">*</text:span></text:span><text:span text:style-name="Source_20_Text"><text:span text:style-name="T5"> </text:span></text:span><text:span text:style-name="Source_20_Text"><text:span text:style-name="T4">as</text:span></text:span><text:span text:style-name="Source_20_Text"><text:span text:style-name="T5"> </text:span></text:span><text:span text:style-name="Source_20_Text"><text:span text:style-name="T4">Carte</text:span></text:span><text:span text:style-name="Source_20_Text"><text:span text:style-name="T5"> </text:span></text:span><text:span text:style-name="Source_20_Text"><text:span text:style-name="T4">from</text:span></text:span><text:span text:style-name="Source_20_Text"><text:span text:style-name="T5"> </text:span></text:span><text:span text:style-name="Source_20_Text"><text:span text:style-name="T9">'./menu'</text:span></text:span><text:span text:style-name="Source_20_Text"><text:span text:style-name="T5">;</text:span></text:span></text:p>
      <text:p text:style-name="P27"/>
      <text:p text:style-name="P27"><text:span text:style-name="Source_20_Text"><text:span text:style-name="T7">Carte</text:span></text:span><text:span text:style-name="Source_20_Text"><text:span text:style-name="T5">.</text:span></text:span><text:span text:style-name="Source_20_Text"><text:span text:style-name="T8">chefsSpecial</text:span></text:span><text:span text:style-name="Source_20_Text"><text:span text:style-name="T5">;</text:span></text:span></text:p>
      <text:p text:style-name="P27"><text:span text:style-name="Source_20_Text"><text:span text:style-name="T7">Carte</text:span></text:span><text:span text:style-name="Source_20_Text"><text:span text:style-name="T5">.</text:span></text:span><text:span text:style-name="Source_20_Text"><text:span text:style-name="T8">isVeg</text:span></text:span><text:span text:style-name="Source_20_Text"><text:span text:style-name="T5">();</text:span></text:span></text:p>
      <text:p text:style-name="P27"><text:span text:style-name="Source_20_Text"><text:span text:style-name="T7">Carte</text:span></text:span><text:span text:style-name="Source_20_Text"><text:span text:style-name="T5">.</text:span></text:span><text:span text:style-name="Source_20_Text"><text:span text:style-name="T8">isLowSodium</text:span></text:span><text:span text:style-name="Source_20_Text"><text:span text:style-name="T5">();</text:span></text:span></text:p>
      <text:list xml:id="list1992964437" text:style-name="L13">
        <text:list-item>
          <text:p text:style-name="P15"><text:span text:style-name="T1">This allows us to import an entire module from </text:span><text:span text:style-name="Strong_20_Emphasis"><text:span text:style-name="T2">menu.js</text:span></text:span><text:span text:style-name="T1"> as an alias </text:span><text:span text:style-name="Source_20_Text"><text:span text:style-name="T3">Carte</text:span></text:span><text:span text:style-name="T1">.</text:span></text:p>
        </text:list-item>
        <text:list-item>
          <text:p text:style-name="P15"><text:span text:style-name="T1">In this example, whatever name we exported would be available to us as properties of that module. For example, if we exported the aliases </text:span><text:span text:style-name="Source_20_Text"><text:span text:style-name="T3">chefsSpecial</text:span></text:span><text:span text:style-name="T1">and </text:span><text:span text:style-name="Source_20_Text"><text:span text:style-name="T3">isVeg</text:span></text:span><text:span text:style-name="T1">, these would be available to us. If we did not give an alias to </text:span><text:span text:style-name="Source_20_Text"><text:span text:style-name="T3">isLowSodium</text:span></text:span><text:span text:style-name="T1">, we would call it as defined on the </text:span><text:span text:style-name="Source_20_Text"><text:span text:style-name="T3">Carte</text:span></text:span><text:span text:style-name="T1"> module.</text:span></text:p>
        </text:list-item>
      </text:list>
      <text:p text:style-name="P4"/>
      <text:p text:style-name="P2"/>
      <text:p text:style-name="P2"/>
      <text:p text:style-name="P2"/>
      <text:h text:style-name="P25" text:outline-level="1"><text:soft-page-break/>Combining Export Statements</text:h>
      <text:p text:style-name="P18"><text:span text:style-name="T1">We can also use named exports and default exports together. In </text:span><text:span text:style-name="Strong_20_Emphasis"><text:span text:style-name="T2">menu.js</text:span></text:span><text:span text:style-name="T1">:</text:span></text:p>
      <text:p text:style-name="P26"><text:span text:style-name="Source_20_Text"><text:span text:style-name="T4">let</text:span></text:span><text:span text:style-name="Source_20_Text"><text:span text:style-name="T5"> </text:span></text:span><text:span text:style-name="Source_20_Text"><text:span text:style-name="T4">specialty</text:span></text:span><text:span text:style-name="Source_20_Text"><text:span text:style-name="T5"> = </text:span></text:span><text:span text:style-name="Source_20_Text"><text:span text:style-name="T9">''</text:span></text:span><text:span text:style-name="Source_20_Text"><text:span text:style-name="T5">;</text:span></text:span></text:p>
      <text:p text:style-name="P27"><text:span text:style-name="Source_20_Text"><text:span text:style-name="T4">function</text:span></text:span><text:span text:style-name="Source_20_Text"><text:span text:style-name="T5"> </text:span></text:span><text:span text:style-name="Source_20_Text"><text:span text:style-name="T4">isVegetarian</text:span></text:span><text:span text:style-name="Source_20_Text"><text:span text:style-name="T5">() {</text:span></text:span></text:p>
      <text:p text:style-name="P27"><text:span text:style-name="Source_20_Text"><text:span text:style-name="T5">}; </text:span></text:span></text:p>
      <text:p text:style-name="P27"><text:span text:style-name="Source_20_Text"><text:span text:style-name="T4">function</text:span></text:span><text:span text:style-name="Source_20_Text"><text:span text:style-name="T5"> </text:span></text:span><text:span text:style-name="Source_20_Text"><text:span text:style-name="T4">isLowSodium</text:span></text:span><text:span text:style-name="Source_20_Text"><text:span text:style-name="T5">() {</text:span></text:span></text:p>
      <text:p text:style-name="P27"><text:span text:style-name="Source_20_Text"><text:span text:style-name="T5">}; </text:span></text:span></text:p>
      <text:p text:style-name="P27"><text:span text:style-name="Source_20_Text"><text:span text:style-name="T4">function</text:span></text:span><text:span text:style-name="Source_20_Text"><text:span text:style-name="T5"> </text:span></text:span><text:span text:style-name="Source_20_Text"><text:span text:style-name="T4">isGlutenFree</text:span></text:span><text:span text:style-name="Source_20_Text"><text:span text:style-name="T5">() {</text:span></text:span></text:p>
      <text:p text:style-name="P27"><text:span text:style-name="Source_20_Text"><text:span text:style-name="T5">};</text:span></text:span></text:p>
      <text:p text:style-name="P27"/>
      <text:p text:style-name="P27"><text:span text:style-name="Source_20_Text"><text:span text:style-name="T4">export</text:span></text:span><text:span text:style-name="Source_20_Text"><text:span text:style-name="T5"> { </text:span></text:span><text:span text:style-name="Source_20_Text"><text:span text:style-name="T7">specialty</text:span></text:span><text:span text:style-name="Source_20_Text"><text:span text:style-name="T5"> </text:span></text:span><text:span text:style-name="Source_20_Text"><text:span text:style-name="T4">as</text:span></text:span><text:span text:style-name="Source_20_Text"><text:span text:style-name="T5"> </text:span></text:span><text:span text:style-name="Source_20_Text"><text:span text:style-name="T7">chefsSpecial</text:span></text:span><text:span text:style-name="Source_20_Text"><text:span text:style-name="T5">, </text:span></text:span><text:span text:style-name="Source_20_Text"><text:span text:style-name="T7">isVegetarian</text:span></text:span><text:span text:style-name="Source_20_Text"><text:span text:style-name="T5"> </text:span></text:span><text:span text:style-name="Source_20_Text"><text:span text:style-name="T4">as</text:span></text:span><text:span text:style-name="Source_20_Text"><text:span text:style-name="T5"> </text:span></text:span><text:span text:style-name="Source_20_Text"><text:span text:style-name="T7">isVeg</text:span></text:span><text:span text:style-name="Source_20_Text"><text:span text:style-name="T5"> };</text:span></text:span></text:p>
      <text:p text:style-name="P27"><text:span text:style-name="Source_20_Text"><text:span text:style-name="T4">export</text:span></text:span><text:span text:style-name="Source_20_Text"><text:span text:style-name="T5"> </text:span></text:span><text:span text:style-name="Source_20_Text"><text:span text:style-name="T4">default</text:span></text:span><text:span text:style-name="Source_20_Text"><text:span text:style-name="T5"> </text:span></text:span><text:span text:style-name="Source_20_Text"><text:span text:style-name="T7">isGlutenFree</text:span></text:span><text:span text:style-name="Source_20_Text"><text:span text:style-name="T5">;</text:span></text:span></text:p>
      <text:p text:style-name="P3"><text:span text:style-name="T1">Here we use the keyword </text:span><text:span text:style-name="Source_20_Text"><text:span text:style-name="T3">export</text:span></text:span><text:span text:style-name="T1"> to export the named exports at the bottom of the file. Meanwhile, we export the </text:span><text:span text:style-name="Source_20_Text"><text:span text:style-name="T3">isGlutenFree</text:span></text:span><text:span text:style-name="T1"> variable using the </text:span><text:span text:style-name="Source_20_Text"><text:span text:style-name="T3">export default</text:span></text:span><text:span text:style-name="T1">syntax.</text:span></text:p>
      <text:p text:style-name="P3"><text:span text:style-name="T1">This would also work if we exported most of the variables as declared and exported others with the </text:span><text:span text:style-name="Source_20_Text"><text:span text:style-name="T3">export default</text:span></text:span><text:span text:style-name="T1"> syntax.</text:span></text:p>
      <text:p text:style-name="P26"><text:span text:style-name="Source_20_Text"><text:span text:style-name="T4">export</text:span></text:span><text:span text:style-name="Source_20_Text"><text:span text:style-name="T5"> </text:span></text:span><text:span text:style-name="Source_20_Text"><text:span text:style-name="T4">let</text:span></text:span><text:span text:style-name="Source_20_Text"><text:span text:style-name="T5"> </text:span></text:span><text:span text:style-name="Source_20_Text"><text:span text:style-name="T4">Menu</text:span></text:span><text:span text:style-name="Source_20_Text"><text:span text:style-name="T5"> = {};</text:span></text:span></text:p>
      <text:p text:style-name="P27"/>
      <text:p text:style-name="P27"><text:span text:style-name="Source_20_Text"><text:span text:style-name="T4">export</text:span></text:span><text:span text:style-name="Source_20_Text"><text:span text:style-name="T5"> </text:span></text:span><text:span text:style-name="Source_20_Text"><text:span text:style-name="T4">let</text:span></text:span><text:span text:style-name="Source_20_Text"><text:span text:style-name="T5"> </text:span></text:span><text:span text:style-name="Source_20_Text"><text:span text:style-name="T4">specialty</text:span></text:span><text:span text:style-name="Source_20_Text"><text:span text:style-name="T5"> = </text:span></text:span><text:span text:style-name="Source_20_Text"><text:span text:style-name="T9">''</text:span></text:span><text:span text:style-name="Source_20_Text"><text:span text:style-name="T5">;</text:span></text:span></text:p>
      <text:p text:style-name="P27"><text:span text:style-name="Source_20_Text"><text:span text:style-name="T4">export</text:span></text:span><text:span text:style-name="Source_20_Text"><text:span text:style-name="T5"> </text:span></text:span><text:span text:style-name="Source_20_Text"><text:span text:style-name="T4">let</text:span></text:span><text:span text:style-name="Source_20_Text"><text:span text:style-name="T5"> </text:span></text:span><text:span text:style-name="Source_20_Text"><text:span text:style-name="T4">isVegetarian</text:span></text:span><text:span text:style-name="Source_20_Text"><text:span text:style-name="T5"> = </text:span></text:span><text:span text:style-name="Source_20_Text"><text:span text:style-name="T4">function</text:span></text:span><text:span text:style-name="Source_20_Text"><text:span text:style-name="T5">() {</text:span></text:span></text:p>
      <text:p text:style-name="P27"><text:span text:style-name="Source_20_Text"><text:span text:style-name="T5">}; </text:span></text:span></text:p>
      <text:p text:style-name="P27"><text:span text:style-name="Source_20_Text"><text:span text:style-name="T4">export</text:span></text:span><text:span text:style-name="Source_20_Text"><text:span text:style-name="T5"> </text:span></text:span><text:span text:style-name="Source_20_Text"><text:span text:style-name="T4">let</text:span></text:span><text:span text:style-name="Source_20_Text"><text:span text:style-name="T5"> </text:span></text:span><text:span text:style-name="Source_20_Text"><text:span text:style-name="T4">isLowSodium</text:span></text:span><text:span text:style-name="Source_20_Text"><text:span text:style-name="T5"> = </text:span></text:span><text:span text:style-name="Source_20_Text"><text:span text:style-name="T4">function</text:span></text:span><text:span text:style-name="Source_20_Text"><text:span text:style-name="T5">() {</text:span></text:span></text:p>
      <text:p text:style-name="P27"><text:span text:style-name="Source_20_Text"><text:span text:style-name="T5">}; </text:span></text:span></text:p>
      <text:p text:style-name="P27"><text:span text:style-name="Source_20_Text"><text:span text:style-name="T4">let</text:span></text:span><text:span text:style-name="Source_20_Text"><text:span text:style-name="T5"> </text:span></text:span><text:span text:style-name="Source_20_Text"><text:span text:style-name="T4">isGlutenFree</text:span></text:span><text:span text:style-name="Source_20_Text"><text:span text:style-name="T5"> = </text:span></text:span><text:span text:style-name="Source_20_Text"><text:span text:style-name="T4">function</text:span></text:span><text:span text:style-name="Source_20_Text"><text:span text:style-name="T5">() {</text:span></text:span></text:p>
      <text:p text:style-name="P27"><text:span text:style-name="Source_20_Text"><text:span text:style-name="T5">};</text:span></text:span></text:p>
      <text:p text:style-name="P27"/>
      <text:p text:style-name="P27"><text:span text:style-name="Source_20_Text"><text:span text:style-name="T4">export</text:span></text:span><text:span text:style-name="Source_20_Text"><text:span text:style-name="T5"> </text:span></text:span><text:span text:style-name="Source_20_Text"><text:span text:style-name="T4">default</text:span></text:span><text:span text:style-name="Source_20_Text"><text:span text:style-name="T5"> </text:span></text:span><text:span text:style-name="Source_20_Text"><text:span text:style-name="T7">isGlutenFree</text:span></text:span><text:span text:style-name="Source_20_Text"><text:span text:style-name="T5">;</text:span></text:span></text:p>
      <text:p text:style-name="P3"><text:span text:style-name="T1">Here we use the </text:span><text:span text:style-name="Source_20_Text"><text:span text:style-name="T3">export</text:span></text:span><text:span text:style-name="T1"> keyword to export the variables upon declaration, and again export the </text:span><text:span text:style-name="Source_20_Text"><text:span text:style-name="T3">isGlutenFree</text:span></text:span><text:span text:style-name="T1">variable using the </text:span><text:span text:style-name="Source_20_Text"><text:span text:style-name="T3">export default syntax</text:span></text:span></text:p>
      <text:p text:style-name="P20">While it's better to avoid combining two methods of exporting, it is useful on occasion. For example, if you suspect developers may only <text:soft-page-break/>be interested in importing a specific function and won't need to import the entire default export.</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Combining Import Statements</text:h>
      <text:p text:style-name="P19">We can import the collection of objects and functions with the same data.</text:p>
      <text:p text:style-name="P3"><text:span text:style-name="T1">We can use an </text:span><text:span text:style-name="Source_20_Text"><text:span text:style-name="T3">import</text:span></text:span><text:span text:style-name="T1"> keyword to import both types of variables as such:</text:span></text:p>
      <text:p text:style-name="P26"><text:span text:style-name="Source_20_Text"><text:span text:style-name="T4">import</text:span></text:span><text:span text:style-name="Source_20_Text"><text:span text:style-name="T5"> { </text:span></text:span><text:span text:style-name="Source_20_Text"><text:span text:style-name="T4">specialty</text:span></text:span><text:span text:style-name="Source_20_Text"><text:span text:style-name="T5">, </text:span></text:span><text:span text:style-name="Source_20_Text"><text:span text:style-name="T4">isVegetarian</text:span></text:span><text:span text:style-name="Source_20_Text"><text:span text:style-name="T5">, </text:span></text:span><text:span text:style-name="Source_20_Text"><text:span text:style-name="T4">isLowSodium</text:span></text:span><text:span text:style-name="Source_20_Text"><text:span text:style-name="T5"> } </text:span></text:span><text:span text:style-name="Source_20_Text"><text:span text:style-name="T4">from</text:span></text:span><text:span text:style-name="Source_20_Text"><text:span text:style-name="T5"> </text:span></text:span><text:span text:style-name="Source_20_Text"><text:span text:style-name="T9">'./menu'</text:span></text:span><text:span text:style-name="Source_20_Text"><text:span text:style-name="T5">;</text:span></text:span></text:p>
      <text:p text:style-name="P27"/>
      <text:p text:style-name="P27"><text:span text:style-name="Source_20_Text"><text:span text:style-name="T4">import</text:span></text:span><text:span text:style-name="Source_20_Text"><text:span text:style-name="T5"> </text:span></text:span><text:span text:style-name="Source_20_Text"><text:span text:style-name="T4">GlutenFree</text:span></text:span><text:span text:style-name="Source_20_Text"><text:span text:style-name="T5"> </text:span></text:span><text:span text:style-name="Source_20_Text"><text:span text:style-name="T4">from</text:span></text:span><text:span text:style-name="Source_20_Text"><text:span text:style-name="T5"> </text:span></text:span><text:span text:style-name="Source_20_Text"><text:span text:style-name="T9">'./menu'</text:span></text:span><text:span text:style-name="Source_20_Text"><text:span text:style-name="T5">;</text:span></text:spa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Review</text:h>
      <text:p text:style-name="P19">We just learned how to use JavaScript modules. Let's review what we learned:</text:p>
      <text:p text:style-name="P18"><text:span text:style-name="Emphasis"><text:span text:style-name="T1">Modules</text:span></text:span><text:span text:style-name="T1"> in JavaScript are reusable pieces of code that can be exported from one program and imported for use in another program.</text:span></text:p>
      <text:list xml:id="list1337380175" text:style-name="L14">
        <text:list-item>
          <text:p text:style-name="P16"><text:span text:style-name="Source_20_Text"><text:span text:style-name="T3">module.exports</text:span></text:span><text:span text:style-name="T1"> exports the module for use in another program.</text:span></text:p>
        </text:list-item>
        <text:list-item>
          <text:p text:style-name="P16"><text:span text:style-name="Source_20_Text"><text:span text:style-name="T3">require()</text:span></text:span><text:span text:style-name="T1"> imports the module for use in the current program.</text:span></text:p>
        </text:list-item>
      </text:list>
      <text:p text:style-name="P19">ES6 introduced a more flexible, easier syntax to export modules:</text:p>
      <text:list xml:id="list2860576540" text:style-name="L15">
        <text:list-item>
          <text:p text:style-name="P17"><text:span text:style-name="T1">default exports use </text:span><text:span text:style-name="Source_20_Text"><text:span text:style-name="T3">export default</text:span></text:span><text:span text:style-name="T1"> to export JavaScript objects, functions, and primitive data types.</text:span></text:p>
        </text:list-item>
        <text:list-item>
          <text:p text:style-name="P17"><text:span text:style-name="T1">named exports use the </text:span><text:span text:style-name="Source_20_Text"><text:span text:style-name="T3">export</text:span></text:span><text:span text:style-name="T1"> keyword to export data in variables.</text:span></text:p>
        </text:list-item>
        <text:list-item>
          <text:p text:style-name="P17"><text:span text:style-name="T1">named exports can be aliased with the </text:span><text:span text:style-name="Source_20_Text"><text:span text:style-name="T3">as</text:span></text:span><text:span text:style-name="T1">keyword.</text:span></text:p>
        </text:list-item>
        <text:list-item>
          <text:p text:style-name="P17"><text:span text:style-name="Source_20_Text"><text:span text:style-name="T3">import</text:span></text:span><text:span text:style-name="T1"> is a keyword that imports any object, function, or data type.</text:span></text:p>
        </text:list-item>
      </text:list>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22:30:05.699663915</meta:creation-date>
    <dc:date>2018-12-01T03:43:02.816566277</dc:date>
    <meta:editing-duration>PT5H12M53S</meta:editing-duration>
    <meta:editing-cycles>16</meta:editing-cycles>
    <meta:generator>LibreOffice/6.0.6.2$Linux_X86_64 LibreOffice_project/00m0$Build-2</meta:generator>
    <meta:document-statistic meta:table-count="0" meta:image-count="0" meta:object-count="0" meta:page-count="16" meta:paragraph-count="169" meta:word-count="1759" meta:character-count="10386" meta:non-whitespace-character-count="8810"/>
  </office:meta>
</office:document-meta>
</file>